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3">
      <style:paragraph-properties fo:break-before="pag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Se synchroniser à Hapi</text:span></text:p>
      <text:p text:style-name="Subtitle"><text:span text:style-name="Strong_20_Emphasis"/></text:p>
      <text:p text:style-name="Subtitle">👉 <text:span text:style-name="Strong_20_Emphasis">Se réapproprier le rite, aujourd’hui</text:span></text:p>
      <text:h text:style-name="Heading_20_3" text:outline-level="3"/>
      <text:h text:style-name="Heading_20_3" text:outline-level="3"/>
      <text:h text:style-name="Heading_20_3" text:outline-level="3">L’oxyrhynque et les divinités-poissons</text:h>
      <text:p text:style-name="Text_20_body">L’oxyrhynque est ce poisson mythique qui aurait mangé le phallus de Wousirê (Osiris). Ils sont deux à être associés à la constellation des Poissons.</text:p>
      <text:p text:style-name="Text_20_body">Il existe également <text:span text:style-name="Strong_20_Emphasis">deux grandes divinités liées au poisson</text:span>, toutes deux en rapport direct avec la faune du Nil.</text:p>
      <text:p text:style-name="Text_20_body"><text:span text:style-name="Strong_20_Emphasis"/></text:p>
      <text:p text:style-name="Text_20_body"><text:span text:style-name="Strong_20_Emphasis">Hatméhyt</text:span> est la divinité « poisson » par excellence — <text:span text:style-name="Emphasis">mehyt</text:span> signifiant littéralement « poissons ». Elle est représentée sous une forme humaine féminine, coiffée d’un poisson-chat ou d’un tilapia. Son culte est attesté dès la <text:span text:style-name="Strong_20_Emphasis">IVᵉ dynastie</text:span>.</text:p>
      <text:p text:style-name="Text_20_body"/>
      <text:p text:style-name="Text_20_body">L’<text:span text:style-name="Strong_20_Emphasis">oxyrhynque</text:span>, quant à lui, relève d’un <text:span text:style-name="Strong_20_Emphasis">culte animalier</text:span> : la divinité est figurée sous la forme d’un poisson entier. Ce culte, d’abord régional, fut ensuite <text:span text:style-name="Strong_20_Emphasis">syncrétisé avec Taouret</text:span>, la divinité hippopotame. L’oxyrhynque est particulièrement célébré <text:span text:style-name="Strong_20_Emphasis">du Nouvel Empire jusqu’à la période ptolémaïque</text:span>.</text:p>
      <text:p text:style-name="Text_20_body"/>
      <text:p text:style-name="Text_20_body">Leurs cultes étaient <text:span text:style-name="Strong_20_Emphasis">géographiquement distincts</text:span> :</text:p>
      <text:list text:style-name="L1">
        <text:list-item>
          <text:p text:style-name="P1">Hatméhyt était vénérée à <text:span text:style-name="Strong_20_Emphasis">Mendès</text:span>, dans le delta du Nil ;</text:p>
        </text:list-item>
        <text:list-item>
          <text:p text:style-name="P1">l’oxyrhynque à <text:span text:style-name="Strong_20_Emphasis">Oxyrhynque</text:span>, en Moyenne-Égypte.</text:p>
        </text:list-item>
      </text:list>
      <text:p text:style-name="Horizontal_20_Line"/>
      <text:h text:style-name="Heading_20_3" text:outline-level="3"/>
      <text:h text:style-name="P2" text:outline-level="3">Revenons à Hapi</text:h>
      <text:p text:style-name="Text_20_body">Hapi est traditionnellement représenté avec un <text:span text:style-name="Strong_20_Emphasis">ventre proéminent</text:span>, des <text:span text:style-name="Strong_20_Emphasis">seins pendants semblables à ceux d’une femme</text:span>, symboles d’abondance et de fertilité, et souvent la <text:span text:style-name="Strong_20_Emphasis">barbe cérémonielle</text:span>, marquant sa virilité (à l’image de celle d’Amon-Rê).</text:p>
      <text:p text:style-name="Text_20_body">Plus rarement, Hapi peut prendre la forme d’un <text:span text:style-name="Strong_20_Emphasis">hippopotame</text:span>, le rattachant à la faune du Sud, ou être accompagné de <text:span text:style-name="Strong_20_Emphasis">grenouilles et de crocodiles</text:span>, symboles de la faune du Nord.</text:p>
      <text:p text:style-name="Text_20_body">Les anciens Kemtious célébraient Hapi principalement durant la saison de l’<text:span text:style-name="Strong_20_Emphasis">inondation annuelle du Nil</text:span>, appelée <text:span text:style-name="Strong_20_Emphasis">Akhet</text:span>, qui s’étendait généralement de <text:span text:style-name="Strong_20_Emphasis">mi-juillet à mi-novembre</text:span> selon le calendrier solaire égyptien.</text:p>
      <text:p text:style-name="Text_20_body"/>
      <text:p text:style-name="Text_20_body">👉 <text:span text:style-name="Strong_20_Emphasis">Notez bien les dates, pour celles et ceux qui auraient des idées innovantes 🌹</text:span></text:p>
      <text:p text:style-name="Text_20_body">Cette période correspondait à l’arrivée de la crue, nommée <text:span text:style-name="Strong_20_Emphasis">« l’arrivée d’Hapi »</text:span>, et donnait lieu à de grandes festivités : processions fluviales, chants rituels et offrandes jetées dans le fleuve afin d’assurer une inondation à la fois suffisante et non destructrice.<text:line-break/><text:span text:style-name="Emphasis">(Peut-être sommes-nous aujourd’hui encore trop timides — ou trop faibles — pour assumer de telles célébrations. En revanche, nous restons toujours disponibles pour autre chose 😂)</text:span></text:p>
      <text:p text:style-name="Text_20_body">Pour celles et ceux qui disposent déjà d’un <text:span text:style-name="Strong_20_Emphasis">autel ou d’un espace dédié aux ancêtres à la maison</text:span>, sachez que des offrandes de <text:span text:style-name="Strong_20_Emphasis">pain, bière, fleurs et produits agricoles</text:span> étaient déposées sur des tables devant les statues de Hapi et d’autres divinités, notamment dans des temples comme celui d’<text:span text:style-name="Strong_20_Emphasis">Éléphantine</text:span>.</text:p>
      <text:p text:style-name="Horizontal_20_Line"/>
      <text:h text:style-name="Heading_20_3" text:outline-level="3">Calendrier et fêtes</text:h>
      <text:p text:style-name="Text_20_body">La célébration atteignait son apogée <text:span text:style-name="Strong_20_Emphasis">au moment où la crue devenait visible</text:span>, mesurée par les <text:span text:style-name="Strong_20_Emphasis">nilomètres</text:span> (fin juillet – début août). Des hymnes et des prières étaient alors récités afin d’éviter une inondation trop faible — ou au contraire, trop dévastatrice.</text:p>
      <text:p text:style-name="Text_20_body">Comme le disait <text:span text:style-name="Strong_20_Emphasis">papa Doumbie Fakoly</text:span>,</text:p>
      <text:p text:style-name="Quotations"><text:span text:style-name="Emphasis">les offrandes servent à activer, à fournir de l’énergie à la divinité, à l’égrégore, au fétiche…</text:span>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22:49:34.398256784</meta:creation-date>
    <dc:date>2026-01-02T23:25:07.941865004</dc:date>
    <meta:editing-duration>PT8M50S</meta:editing-duration>
    <meta:editing-cycles>3</meta:editing-cycles>
    <meta:generator>LibreOffice/25.8.3.2$Linux_X86_64 LibreOffice_project/8ca8d55c161d602844f5428fa4b58097424e324e</meta:generator>
    <meta:document-statistic meta:table-count="0" meta:image-count="0" meta:object-count="0" meta:page-count="2" meta:paragraph-count="21" meta:word-count="449" meta:character-count="2918" meta:non-whitespace-character-count="2487"/>
  </office:meta>
</office:document-meta>
</file>